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800000152A9F8AC6A3CD03989.png" manifest:media-type="image/png"/>
  <manifest:file-entry manifest:full-path="Pictures/100000000000017B000001244FEDAA5CBD658744.png" manifest:media-type="image/png"/>
  <manifest:file-entry manifest:full-path="Pictures/10000000000000F3000000F9D51057192E17C224.png" manifest:media-type="image/png"/>
  <manifest:file-entry manifest:full-path="Pictures/100000000000008C0000005DE15185102FAAC096.png" manifest:media-type="image/png"/>
  <manifest:file-entry manifest:full-path="Pictures/10000000000001830000016707A415D5C78D8502.png" manifest:media-type="image/png"/>
  <manifest:file-entry manifest:full-path="Pictures/100000000000016E0000017CC75A64A61E5703DC.png" manifest:media-type="image/png"/>
  <manifest:file-entry manifest:full-path="Pictures/10000000000001760000012684E46898332D4FEB.png" manifest:media-type="image/png"/>
  <manifest:file-entry manifest:full-path="Pictures/10000000000001E6000001EAC89DEF2FC4499489.png" manifest:media-type="image/png"/>
  <manifest:file-entry manifest:full-path="Pictures/100000000000013800000031A4E932B4DB1C5519.png" manifest:media-type="image/png"/>
  <manifest:file-entry manifest:full-path="Pictures/100000000000019B000000E4BF4A09307E422867.png" manifest:media-type="image/png"/>
  <manifest:file-entry manifest:full-path="Pictures/10000000000001C1000001D6C4326DA9088317BB.png" manifest:media-type="image/png"/>
  <manifest:file-entry manifest:full-path="Pictures/10000000000000F3000000B6830A55230C866443.png" manifest:media-type="image/png"/>
  <manifest:file-entry manifest:full-path="Pictures/10000000000001820000016898A7C0CC43E9E3E8.png" manifest:media-type="image/png"/>
  <manifest:file-entry manifest:full-path="Pictures/10000000000002B3000002B04E509EF076B0418D.png" manifest:media-type="image/png"/>
  <manifest:file-entry manifest:full-path="Pictures/10000000000002E5000000B8B7B6159368B25013.png" manifest:media-type="image/png"/>
  <manifest:file-entry manifest:full-path="Pictures/100000000000025400000217A685188E754D6488.png" manifest:media-type="image/png"/>
  <manifest:file-entry manifest:full-path="Pictures/10000000000001D20000012568E609CBBD466A86.png" manifest:media-type="image/png"/>
  <manifest:file-entry manifest:full-path="Pictures/10000000000001EE0000013C6CB65F0B1E13A111.png" manifest:media-type="image/png"/>
  <manifest:file-entry manifest:full-path="Pictures/100000000000028B000000486B936D098D108427.png" manifest:media-type="image/png"/>
  <manifest:file-entry manifest:full-path="Pictures/100000000000013E0000005EED65FA17CE5D9773.png" manifest:media-type="image/png"/>
  <manifest:file-entry manifest:full-path="Pictures/10000000000001C700000089BF62ED25F85975BC.png" manifest:media-type="image/png"/>
  <manifest:file-entry manifest:full-path="Pictures/100000000000015800000151AD6123735C79F737.png" manifest:media-type="image/png"/>
  <manifest:file-entry manifest:full-path="Pictures/10000000000001BD000002C71803A9C66F58AD0C.png" manifest:media-type="image/png"/>
  <manifest:file-entry manifest:full-path="Pictures/1000000000000121000000B72F61957143F5A58E.png" manifest:media-type="image/png"/>
  <manifest:file-entry manifest:full-path="Pictures/10000000000001CB00000047B11924223250994B.png" manifest:media-type="image/png"/>
  <manifest:file-entry manifest:full-path="Pictures/1000000000000142000000B7880A30492049CC2F.png" manifest:media-type="image/png"/>
  <manifest:file-entry manifest:full-path="Pictures/1000000000000103000000764F98DDD8CDD941C2.png" manifest:media-type="image/png"/>
  <manifest:file-entry manifest:full-path="Pictures/10000000000001B6000000F98199A7075E9A5353.png" manifest:media-type="image/png"/>
  <manifest:file-entry manifest:full-path="Pictures/1000000000000164000001D6F65B57196F1A1F4B.png" manifest:media-type="image/png"/>
  <manifest:file-entry manifest:full-path="Pictures/10000000000002CF0000043D9BE71AA71F25C08F.png" manifest:media-type="image/png"/>
  <manifest:file-entry manifest:full-path="Pictures/1000000000000143000001D4CDCD0E74650D7F0D.png" manifest:media-type="image/png"/>
  <manifest:file-entry manifest:full-path="Pictures/10000000000001E60000017DA0E6930D241AC314.png" manifest:media-type="image/png"/>
  <manifest:file-entry manifest:full-path="Pictures/10000000000000CA000000B7137BF232358FE4E7.png" manifest:media-type="image/png"/>
  <manifest:file-entry manifest:full-path="Pictures/10000000000001A2000001517F2390AF6415A8C5.png" manifest:media-type="image/png"/>
  <manifest:file-entry manifest:full-path="Pictures/10000000000001FA000001D4192E9D66003A2131.png" manifest:media-type="image/png"/>
  <manifest:file-entry manifest:full-path="Pictures/10000000000001E600000285D97A28234E8C92AB.png" manifest:media-type="image/png"/>
  <manifest:file-entry manifest:full-path="Pictures/10000000000001290000017C77B0675E2B026419.png" manifest:media-type="image/png"/>
  <manifest:file-entry manifest:full-path="Pictures/10000000000001AC000001A8E5B1026087EF54B3.png" manifest:media-type="image/png"/>
  <manifest:file-entry manifest:full-path="Pictures/100000000000013B0000020155D7F2CF63B97698.png" manifest:media-type="image/png"/>
  <manifest:file-entry manifest:full-path="Pictures/10000000000001DF0000017D74D141DA48CAF91B.png" manifest:media-type="image/png"/>
  <manifest:file-entry manifest:full-path="Pictures/10000000000001DE000001242105B064E3DD7405.png" manifest:media-type="image/png"/>
  <manifest:file-entry manifest:full-path="Pictures/1000000000000137000001A96DE10DC3CF506610.png" manifest:media-type="image/png"/>
  <manifest:file-entry manifest:full-path="Pictures/10000000000001A9000001EA210782D6381BF9A6.png" manifest:media-type="image/png"/>
  <manifest:file-entry manifest:full-path="Pictures/1000000000000143000001BE940F06A2526838F0.png" manifest:media-type="image/png"/>
  <manifest:file-entry manifest:full-path="Pictures/10000000000001210000010EC3F29F66DCF0514C.png" manifest:media-type="image/png"/>
  <manifest:file-entry manifest:full-path="Pictures/1000000000000128000001BE0C96D4D60AAA3912.png" manifest:media-type="image/png"/>
  <manifest:file-entry manifest:full-path="Pictures/10000000000002B300000427B0D42547306754C4.png" manifest:media-type="image/png"/>
  <manifest:file-entry manifest:full-path="Pictures/10000000000000ED00000031B27A5CBF2AE342F1.png" manifest:media-type="image/png"/>
  <manifest:file-entry manifest:full-path="Pictures/10000000000001510000031EB409A353732CE23E.png" manifest:media-type="image/png"/>
  <manifest:file-entry manifest:full-path="Pictures/100000000000015D000001C0947216F0A07AF20D.png" manifest:media-type="image/png"/>
  <manifest:file-entry manifest:full-path="Pictures/10000000000001650000010EDE73250887ADD4C5.png" manifest:media-type="image/png"/>
  <manifest:file-entry manifest:full-path="Pictures/1000000000000107000000F952DF8A2AC7B9E063.png" manifest:media-type="image/png"/>
  <manifest:file-entry manifest:full-path="Pictures/100000000000014C000000A1B73E3AE42385A340.png" manifest:media-type="image/png"/>
  <manifest:file-entry manifest:full-path="Pictures/10000000000001B2000001109A15C7464676F608.png" manifest:media-type="image/png"/>
  <manifest:file-entry manifest:full-path="Pictures/10000000000000C40000008AE31A5A93F1809A57.png" manifest:media-type="image/png"/>
  <manifest:file-entry manifest:full-path="Pictures/10000000000001320000010ED6D97C833D8BA8B1.png" manifest:media-type="image/png"/>
  <manifest:file-entry manifest:full-path="Pictures/1000000000000157000000CD510C58D8E7D4F01C.png" manifest:media-type="image/png"/>
  <manifest:file-entry manifest:full-path="Pictures/10000000000001CA00000216B292FBA713290556.png" manifest:media-type="image/png"/>
  <manifest:file-entry manifest:full-path="Pictures/10000000000000E0000000CD2D630FD0880980E5.png" manifest:media-type="image/png"/>
  <manifest:file-entry manifest:full-path="Pictures/1000000000000169000000FA9A1819506F4B984D.png" manifest:media-type="image/png"/>
  <manifest:file-entry manifest:full-path="Pictures/100000000000013E000000474EBA770A08C48E72.png" manifest:media-type="image/png"/>
  <manifest:file-entry manifest:full-path="Pictures/1000000000000214000000CCC392EF320D974648.png" manifest:media-type="image/png"/>
  <manifest:file-entry manifest:full-path="Pictures/10000000000002470000005EFEEC5CA05C4D2F1D.png" manifest:media-type="image/png"/>
  <manifest:file-entry manifest:full-path="Pictures/10000000000001670000003177B0D22298C6A439.png" manifest:media-type="image/png"/>
  <manifest:file-entry manifest:full-path="Pictures/10000000000002DF000000481C195BB23EB9140E.png" manifest:media-type="image/png"/>
  <manifest:file-entry manifest:full-path="Pictures/1000000000000167000000313D8695E476F56232.png" manifest:media-type="image/png"/>
  <manifest:file-entry manifest:full-path="Pictures/100000000000012F0000008A2696F511934BA225.png" manifest:media-type="image/png"/>
  <manifest:file-entry manifest:full-path="Pictures/100000000000016700000031E69A42FB142814E4.png" manifest:media-type="image/png"/>
  <manifest:file-entry manifest:full-path="Pictures/1000000000000167000000319C00E53EF46D9280.png" manifest:media-type="image/png"/>
  <manifest:file-entry manifest:full-path="Pictures/10000000000000820000004734F338CE0A80450C.png" manifest:media-type="image/png"/>
  <manifest:file-entry manifest:full-path="Pictures/10000000000000F500000031228EF7C08BEE91C1.png" manifest:media-type="image/png"/>
  <manifest:file-entry manifest:full-path="Pictures/10000000000000970000007444D20E70E0CD8AD8.png" manifest:media-type="image/png"/>
  <manifest:file-entry manifest:full-path="Pictures/10000000000000A700000031A65EF098AB91B41D.png" manifest:media-type="image/png"/>
  <manifest:file-entry manifest:full-path="Pictures/100000000000006A0000005DFF7CD3EB8AAF619F.png" manifest:media-type="image/png"/>
  <manifest:file-entry manifest:full-path="Pictures/10000000000000DD0000008A950D78594533635A.png" manifest:media-type="image/png"/>
  <manifest:file-entry manifest:full-path="Pictures/1000000000000107000000311B763BE89BE92259.png" manifest:media-type="image/png"/>
  <manifest:file-entry manifest:full-path="Pictures/1000000000000167000002176FF91508E215AB04.png" manifest:media-type="image/png"/>
  <manifest:file-entry manifest:full-path="Pictures/10000000000001430000015177242A897C76B36E.png" manifest:media-type="image/png"/>
  <manifest:file-entry manifest:full-path="Pictures/1000000000000130000000B87D486C2910FE157E.png" manifest:media-type="image/png"/>
  <manifest:file-entry manifest:full-path="Pictures/10000000000000840000001B951EAF7861F407C3.png" manifest:media-type="image/png"/>
  <manifest:file-entry manifest:full-path="Pictures/10000000000001080000005E6C348F27909482F5.png" manifest:media-type="image/png"/>
  <manifest:file-entry manifest:full-path="Pictures/100000000000012900000076052F3F53B470C65C.png" manifest:media-type="image/png"/>
  <manifest:file-entry manifest:full-path="Pictures/1000000000000157000000894017FF8B233A5620.png" manifest:media-type="image/png"/>
  <manifest:file-entry manifest:full-path="Pictures/10000000000000BE00000031EB28114CDD31BB8E.png" manifest:media-type="image/png"/>
  <manifest:file-entry manifest:full-path="Pictures/10000000000000F50000005E450E0257CE84321B.png" manifest:media-type="image/png"/>
  <manifest:file-entry manifest:full-path="Pictures/10000000000000A10000005E4ED13C3FF1556629.png" manifest:media-type="image/png"/>
  <manifest:file-entry manifest:full-path="Pictures/10000000000000F50000005ED400B84BD099CB37.png" manifest:media-type="image/png"/>
  <manifest:file-entry manifest:full-path="Pictures/1000000000000144000000B7FC7D17889708F616.png" manifest:media-type="image/png"/>
  <manifest:file-entry manifest:full-path="Pictures/10000000000001C00000004750A2FEE5F739C90A.png" manifest:media-type="image/png"/>
  <manifest:file-entry manifest:full-path="Pictures/10000000000000D90000005E9A87D8D56D299986.png" manifest:media-type="image/png"/>
  <manifest:file-entry manifest:full-path="Pictures/1000000000000074000000739F44B96A6E920810.png" manifest:media-type="image/png"/>
  <manifest:file-entry manifest:full-path="Pictures/1000000000000066000000731C955CD15676FB3B.png" manifest:media-type="image/png"/>
  <manifest:file-entry manifest:full-path="Pictures/10000000000001010000005D22B22C9315559744.png" manifest:media-type="image/png"/>
  <manifest:file-entry manifest:full-path="Pictures/10000000000001810000004779BA7AAE697275B5.png" manifest:media-type="image/png"/>
  <manifest:file-entry manifest:full-path="Pictures/10000000000001260000003115C1DB00A3FEE7FD.png" manifest:media-type="image/png"/>
  <manifest:file-entry manifest:full-path="Pictures/10000000000000890000005D61DB6BD4ABB91E9D.png" manifest:media-type="image/png"/>
  <manifest:file-entry manifest:full-path="Pictures/10000000000000EA000000314B86855049BC35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6c6c6"/>
    </style:style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dash" draw:stroke-dash="Fine_20_Dashed" draw:marker-start="Triangle_20_unfilled" draw:textarea-vertical-align="middle"/>
    </style:style>
    <style:style style:name="gr4" style:family="graphic" style:parent-style-name="standard">
      <style:graphic-properties draw:stroke="dash" draw:stroke-dash="Fine_20_Dashed" draw:marker-start="Triangle_20_unfilled" draw:marker-end="" draw:textarea-vertical-align="middle"/>
    </style:style>
    <style:style style:name="gr5" style:family="graphic" style:parent-style-name="standard">
      <style:graphic-properties draw:marker-start="" draw:marker-end="Diamond" draw:textarea-vertical-align="middle"/>
    </style:style>
    <style:style style:name="gr6" style:family="graphic" style:parent-style-name="standard">
      <style:graphic-properties draw:marker-start="Diamon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start="Diamond" draw:marker-end="" draw:textarea-vertical-align="middle"/>
    </style:style>
    <style:style style:name="gr9" style:family="graphic" style:parent-style-name="standard">
      <style:graphic-properties draw:marker-end="Diamond" draw:textarea-vertical-align="middle"/>
    </style:style>
    <style:style style:name="gr10" style:family="graphic" style:parent-style-name="standard">
      <style:graphic-properties draw:marker-start="Diamond_20_unfilled" draw:marker-end="" draw:textarea-vertical-align="middle"/>
    </style:style>
    <style:style style:name="gr11" style:family="graphic" style:parent-style-name="standard">
      <style:graphic-properties draw:marker-start="" draw:marker-end="Diamond_20_unfilled" draw:textarea-vertical-align="middle"/>
    </style:style>
    <style:style style:name="gr12" style:family="graphic" style:parent-style-name="standard">
      <style:graphic-properties draw:marker-start="Diamond_20_unfilled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6" draw:id="id16" draw:layer="layout" svg:width="13.653cm" svg:height="12.665cm" svg:x="192.659cm" svg:y="247.812cm">
          <draw:image xlink:href="Pictures/10000000000001830000016707A415D5C78D8502.png" xlink:type="simple" xlink:show="embed" xlink:actuate="onLoad">
            <text:p>d</text:p>
          </draw:image>
        </draw:frame>
        <draw:frame draw:style-name="gr2" draw:text-style-name="P1" draw:layer="layout" svg:width="11.007cm" svg:height="1.729cm" svg:x="70.104cm" svg:y="-13.335cm">
          <draw:image xlink:href="Pictures/100000000000013800000031A4E932B4DB1C5519.png" xlink:type="simple" xlink:show="embed" xlink:actuate="onLoad">
            <text:p/>
          </draw:image>
        </draw:frame>
        <draw:frame draw:style-name="gr2" draw:text-style-name="P1" xml:id="id6" draw:id="id6" draw:layer="layout" svg:width="15.367cm" svg:height="8.043cm" svg:x="256.54cm" svg:y="249.555cm">
          <draw:image xlink:href="Pictures/100000000000019B000000E4BF4A09307E422867.png" xlink:type="simple" xlink:show="embed" xlink:actuate="onLoad">
            <text:p/>
          </draw:image>
        </draw:frame>
        <draw:frame draw:style-name="gr2" draw:text-style-name="P1" xml:id="id4" draw:id="id4" draw:layer="layout" svg:width="15.84cm" svg:height="16.581cm" svg:x="213.903cm" svg:y="254.127cm">
          <draw:image xlink:href="Pictures/10000000000001C1000001D6C4326DA9088317BB.png" xlink:type="simple" xlink:show="embed" xlink:actuate="onLoad">
            <text:p/>
          </draw:image>
        </draw:frame>
        <draw:frame draw:style-name="gr2" draw:text-style-name="P1" xml:id="id7" draw:id="id7" draw:layer="layout" svg:width="13.617cm" svg:height="12.7cm" svg:x="205.712cm" svg:y="225.933cm">
          <draw:image xlink:href="Pictures/10000000000001820000016898A7C0CC43E9E3E8.png" xlink:type="simple" xlink:show="embed" xlink:actuate="onLoad">
            <text:p/>
          </draw:image>
        </draw:frame>
        <draw:frame draw:style-name="gr2" draw:text-style-name="P1" xml:id="id1" draw:id="id1" draw:layer="layout" svg:width="24.377cm" svg:height="24.271cm" svg:x="128.15cm" svg:y="272.655cm">
          <draw:image xlink:href="Pictures/10000000000002B3000002B04E509EF076B0418D.png" xlink:type="simple" xlink:show="embed" xlink:actuate="onLoad">
            <text:p/>
          </draw:image>
        </draw:frame>
        <draw:frame draw:style-name="gr2" draw:text-style-name="P1" xml:id="id9" draw:id="id9" draw:layer="layout" svg:width="13.194cm" svg:height="10.372cm" svg:x="241.808cm" svg:y="253.026cm">
          <draw:image xlink:href="Pictures/10000000000001760000012684E46898332D4FEB.png" xlink:type="simple" xlink:show="embed" xlink:actuate="onLoad">
            <text:p/>
          </draw:image>
        </draw:frame>
        <draw:frame draw:style-name="gr2" draw:text-style-name="P1" draw:layer="layout" svg:width="13.37cm" svg:height="10.301cm" svg:x="-15.875cm" svg:y="0cm">
          <draw:image xlink:href="Pictures/100000000000017B000001244FEDAA5CBD658744.png" xlink:type="simple" xlink:show="embed" xlink:actuate="onLoad">
            <text:p/>
          </draw:image>
        </draw:frame>
        <draw:frame draw:style-name="gr2" draw:text-style-name="P1" draw:layer="layout" svg:width="26.141cm" svg:height="6.491cm" svg:x="-28.554cm" svg:y="16.75cm">
          <draw:image xlink:href="Pictures/10000000000002E5000000B8B7B6159368B25013.png" xlink:type="simple" xlink:show="embed" xlink:actuate="onLoad">
            <text:p/>
          </draw:image>
        </draw:frame>
        <draw:frame draw:style-name="gr2" draw:text-style-name="P1" draw:layer="layout" svg:width="21.026cm" svg:height="18.874cm" svg:x="-22.225cm" svg:y="148.082cm">
          <draw:image xlink:href="Pictures/100000000000025400000217A685188E754D6488.png" xlink:type="simple" xlink:show="embed" xlink:actuate="onLoad">
            <text:p/>
          </draw:image>
        </draw:frame>
        <draw:frame draw:style-name="gr2" draw:text-style-name="P1" xml:id="id12" draw:id="id12" draw:layer="layout" svg:width="16.439cm" svg:height="10.336cm" svg:x="274.574cm" svg:y="250.19cm">
          <draw:image xlink:href="Pictures/10000000000001D20000012568E609CBBD466A86.png" xlink:type="simple" xlink:show="embed" xlink:actuate="onLoad">
            <text:p/>
          </draw:image>
        </draw:frame>
        <draw:frame draw:style-name="gr2" draw:text-style-name="P1" xml:id="id5" draw:id="id5" draw:layer="layout" svg:width="17.427cm" svg:height="11.148cm" svg:x="183.896cm" svg:y="226.977cm">
          <draw:image xlink:href="Pictures/10000000000001EE0000013C6CB65F0B1E13A111.png" xlink:type="simple" xlink:show="embed" xlink:actuate="onLoad">
            <text:p/>
          </draw:image>
        </draw:frame>
        <draw:frame draw:style-name="gr2" draw:text-style-name="P1" draw:layer="layout" svg:width="16.051cm" svg:height="4.833cm" svg:x="281.686cm" svg:y="1.771cm">
          <draw:image xlink:href="Pictures/10000000000001C700000089BF62ED25F85975BC.png" xlink:type="simple" xlink:show="embed" xlink:actuate="onLoad">
            <text:p/>
          </draw:image>
        </draw:frame>
        <draw:frame draw:style-name="gr2" draw:text-style-name="P1" xml:id="id15" draw:id="id15" draw:layer="layout" svg:width="10.195cm" svg:height="6.456cm" svg:x="199.99cm" svg:y="261.62cm">
          <draw:image xlink:href="Pictures/1000000000000121000000B72F61957143F5A58E.png" xlink:type="simple" xlink:show="embed" xlink:actuate="onLoad">
            <text:p/>
          </draw:image>
        </draw:frame>
        <draw:frame draw:style-name="gr2" draw:text-style-name="P1" draw:layer="layout" svg:width="11.359cm" svg:height="6.456cm" svg:x="-55.047cm" svg:y="11.959cm">
          <draw:image xlink:href="Pictures/1000000000000142000000B7880A30492049CC2F.png" xlink:type="simple" xlink:show="embed" xlink:actuate="onLoad">
            <text:p/>
          </draw:image>
        </draw:frame>
        <draw:frame draw:style-name="gr2" draw:text-style-name="P1" draw:layer="layout" svg:width="17.145cm" svg:height="17.286cm" svg:x="-17.653cm" svg:y="275.703cm">
          <draw:image xlink:href="Pictures/10000000000001E6000001EAC89DEF2FC4499489.png" xlink:type="simple" xlink:show="embed" xlink:actuate="onLoad">
            <text:p/>
          </draw:image>
        </draw:frame>
        <draw:frame draw:style-name="gr2" draw:text-style-name="P1" draw:layer="layout" svg:width="25.365cm" svg:height="38.276cm" svg:x="-25.527cm" svg:y="236.044cm">
          <draw:image xlink:href="Pictures/10000000000002CF0000043D9BE71AA71F25C08F.png" xlink:type="simple" xlink:show="embed" xlink:actuate="onLoad">
            <text:p/>
          </draw:image>
        </draw:frame>
        <draw:frame draw:style-name="gr2" draw:text-style-name="P1" draw:layer="layout" svg:width="17.145cm" svg:height="13.441cm" svg:x="-17.78cm" svg:y="221.996cm">
          <draw:image xlink:href="Pictures/10000000000001E60000017DA0E6930D241AC314.png" xlink:type="simple" xlink:show="embed" xlink:actuate="onLoad">
            <text:p/>
          </draw:image>
        </draw:frame>
        <draw:frame draw:style-name="gr2" draw:text-style-name="P1" draw:layer="layout" svg:width="17.851cm" svg:height="16.51cm" svg:x="-61.468cm" svg:y="98.933cm">
          <draw:image xlink:href="Pictures/10000000000001FA000001D4192E9D66003A2131.png" xlink:type="simple" xlink:show="embed" xlink:actuate="onLoad">
            <text:p/>
          </draw:image>
        </draw:frame>
        <draw:frame draw:style-name="gr2" draw:text-style-name="P1" draw:layer="layout" svg:width="17.145cm" svg:height="22.754cm" svg:x="-17.907cm" svg:y="184.785cm">
          <draw:image xlink:href="Pictures/10000000000001E600000285D97A28234E8C92AB.png" xlink:type="simple" xlink:show="embed" xlink:actuate="onLoad">
            <text:p/>
          </draw:image>
        </draw:frame>
        <draw:frame draw:style-name="gr2" draw:text-style-name="P1" draw:layer="layout" svg:width="15.699cm" svg:height="25.083cm" svg:x="-59.817cm" svg:y="155.321cm">
          <draw:image xlink:href="Pictures/10000000000001BD000002C71803A9C66F58AD0C.png" xlink:type="simple" xlink:show="embed" xlink:actuate="onLoad">
            <text:p/>
          </draw:image>
        </draw:frame>
        <draw:frame draw:style-name="gr2" draw:text-style-name="P1" draw:layer="layout" svg:width="15.099cm" svg:height="14.958cm" svg:x="-59.055cm" svg:y="134.521cm">
          <draw:image xlink:href="Pictures/10000000000001AC000001A8E5B1026087EF54B3.png" xlink:type="simple" xlink:show="embed" xlink:actuate="onLoad">
            <text:p/>
          </draw:image>
        </draw:frame>
        <draw:frame draw:style-name="gr2" draw:text-style-name="P1" draw:layer="layout" svg:width="12.912cm" svg:height="13.406cm" svg:x="-13.589cm" svg:y="207.899cm">
          <draw:image xlink:href="Pictures/100000000000016E0000017CC75A64A61E5703DC.png" xlink:type="simple" xlink:show="embed" xlink:actuate="onLoad">
            <text:p/>
          </draw:image>
        </draw:frame>
        <draw:frame draw:style-name="gr2" draw:text-style-name="P1" draw:layer="layout" svg:width="11.112cm" svg:height="18.098cm" svg:x="-54.991cm" svg:y="115.951cm">
          <draw:image xlink:href="Pictures/100000000000013B0000020155D7F2CF63B97698.png" xlink:type="simple" xlink:show="embed" xlink:actuate="onLoad">
            <text:p/>
          </draw:image>
        </draw:frame>
        <draw:frame draw:style-name="gr2" draw:text-style-name="P1" draw:layer="layout" svg:width="16.898cm" svg:height="13.441cm" svg:x="-60.078cm" svg:y="-2.413cm">
          <draw:image xlink:href="Pictures/10000000000001DF0000017D74D141DA48CAF91B.png" xlink:type="simple" xlink:show="embed" xlink:actuate="onLoad">
            <text:p/>
          </draw:image>
        </draw:frame>
        <draw:frame draw:style-name="gr2" draw:text-style-name="P1" draw:layer="layout" svg:width="16.863cm" svg:height="10.301cm" svg:x="-60.452cm" svg:y="19.939cm">
          <draw:image xlink:href="Pictures/10000000000001DE000001242105B064E3DD7405.png" xlink:type="simple" xlink:show="embed" xlink:actuate="onLoad">
            <text:p/>
          </draw:image>
        </draw:frame>
        <draw:frame draw:style-name="gr2" draw:text-style-name="P1" draw:layer="layout" svg:width="10.971cm" svg:height="14.993cm" svg:x="-54.532cm" svg:y="30.861cm">
          <draw:image xlink:href="Pictures/1000000000000137000001A96DE10DC3CF506610.png" xlink:type="simple" xlink:show="embed" xlink:actuate="onLoad">
            <text:p/>
          </draw:image>
        </draw:frame>
        <draw:frame draw:style-name="gr2" draw:text-style-name="P1" draw:layer="layout" svg:width="14.993cm" svg:height="17.286cm" svg:x="-15.494cm" svg:y="167.386cm">
          <draw:image xlink:href="Pictures/10000000000001A9000001EA210782D6381BF9A6.png" xlink:type="simple" xlink:show="embed" xlink:actuate="onLoad">
            <text:p/>
          </draw:image>
        </draw:frame>
        <draw:frame draw:style-name="gr2" draw:text-style-name="P1" draw:layer="layout" svg:width="10.478cm" svg:height="13.406cm" svg:x="-54.801cm" svg:y="190.048cm">
          <draw:image xlink:href="Pictures/10000000000001290000017C77B0675E2B026419.png" xlink:type="simple" xlink:show="embed" xlink:actuate="onLoad">
            <text:p/>
          </draw:image>
        </draw:frame>
        <draw:frame draw:style-name="gr2" draw:text-style-name="P1" draw:layer="layout" svg:width="11.395cm" svg:height="15.734cm" svg:x="-12.7cm" svg:y="85.344cm">
          <draw:image xlink:href="Pictures/1000000000000143000001BE940F06A2526838F0.png" xlink:type="simple" xlink:show="embed" xlink:actuate="onLoad">
            <text:p/>
          </draw:image>
        </draw:frame>
        <draw:frame draw:style-name="gr2" draw:text-style-name="P1" draw:layer="layout" svg:width="10.442cm" svg:height="15.734cm" svg:x="288.798cm" svg:y="61.468cm">
          <draw:image xlink:href="Pictures/1000000000000128000001BE0C96D4D60AAA3912.png" xlink:type="simple" xlink:show="embed" xlink:actuate="onLoad">
            <text:p/>
          </draw:image>
        </draw:frame>
        <draw:frame draw:style-name="gr2" draw:text-style-name="P1" xml:id="id2" draw:id="id2" draw:layer="layout" svg:width="24.377cm" svg:height="37.5cm" svg:x="166.37cm" svg:y="259.334cm">
          <draw:image xlink:href="Pictures/10000000000002B300000427B0D42547306754C4.png" xlink:type="simple" xlink:show="embed" xlink:actuate="onLoad">
            <text:p/>
          </draw:image>
        </draw:frame>
        <draw:frame draw:style-name="gr2" draw:text-style-name="P1" draw:layer="layout" svg:width="11.889cm" svg:height="28.152cm" svg:x="-12.7cm" svg:y="118.914cm">
          <draw:image xlink:href="Pictures/10000000000001510000031EB409A353732CE23E.png" xlink:type="simple" xlink:show="embed" xlink:actuate="onLoad">
            <text:p/>
          </draw:image>
        </draw:frame>
        <draw:frame draw:style-name="gr2" draw:text-style-name="P1" draw:layer="layout" svg:width="12.312cm" svg:height="15.804cm" svg:x="-13.836cm" svg:y="39.624cm">
          <draw:image xlink:href="Pictures/100000000000015D000001C0947216F0A07AF20D.png" xlink:type="simple" xlink:show="embed" xlink:actuate="onLoad">
            <text:p/>
          </draw:image>
        </draw:frame>
        <draw:frame draw:style-name="gr2" draw:text-style-name="P1" xml:id="id19" draw:id="id19" draw:layer="layout" svg:width="12.559cm" svg:height="16.581cm" svg:x="161.939cm" svg:y="229.489cm">
          <draw:image xlink:href="Pictures/1000000000000164000001D6F65B57196F1A1F4B.png" xlink:type="simple" xlink:show="embed" xlink:actuate="onLoad">
            <text:p/>
          </draw:image>
        </draw:frame>
        <draw:frame draw:style-name="gr2" draw:text-style-name="P1" draw:layer="layout" svg:width="12.594cm" svg:height="9.525cm" svg:x="-56.769cm" svg:y="204.089cm">
          <draw:image xlink:href="Pictures/10000000000001650000010EDE73250887ADD4C5.png" xlink:type="simple" xlink:show="embed" xlink:actuate="onLoad">
            <text:p/>
          </draw:image>
        </draw:frame>
        <draw:frame draw:style-name="gr2" draw:text-style-name="P1" draw:layer="layout" svg:width="9.278cm" svg:height="8.784cm" svg:x="97.275cm" svg:y="285.094cm">
          <draw:image xlink:href="Pictures/1000000000000107000000F952DF8A2AC7B9E063.png" xlink:type="simple" xlink:show="embed" xlink:actuate="onLoad">
            <text:p/>
          </draw:image>
        </draw:frame>
        <draw:frame draw:style-name="gr2" draw:text-style-name="P1" draw:layer="layout" svg:width="14.746cm" svg:height="11.889cm" svg:x="52.07cm" svg:y="-27.178cm">
          <draw:image xlink:href="Pictures/10000000000001A2000001517F2390AF6415A8C5.png" xlink:type="simple" xlink:show="embed" xlink:actuate="onLoad">
            <text:p/>
          </draw:image>
        </draw:frame>
        <draw:frame draw:style-name="gr2" draw:text-style-name="P1" draw:layer="layout" svg:width="12.136cm" svg:height="11.889cm" svg:x="-14.422cm" svg:y="27.432cm">
          <draw:image xlink:href="Pictures/100000000000015800000151AD6123735C79F737.png" xlink:type="simple" xlink:show="embed" xlink:actuate="onLoad">
            <text:p/>
          </draw:image>
        </draw:frame>
        <draw:frame draw:style-name="gr2" draw:text-style-name="P1" draw:layer="layout" svg:width="11.712cm" svg:height="5.68cm" svg:x="-14.859cm" svg:y="10.576cm">
          <draw:image xlink:href="Pictures/100000000000014C000000A1B73E3AE42385A340.png" xlink:type="simple" xlink:show="embed" xlink:actuate="onLoad">
            <text:p/>
          </draw:image>
        </draw:frame>
        <draw:frame draw:style-name="gr2" draw:text-style-name="P1" draw:layer="layout" svg:width="15.311cm" svg:height="9.596cm" svg:x="-59.253cm" svg:y="213.924cm">
          <draw:image xlink:href="Pictures/10000000000001B2000001109A15C7464676F608.png" xlink:type="simple" xlink:show="embed" xlink:actuate="onLoad">
            <text:p/>
          </draw:image>
        </draw:frame>
        <draw:frame draw:style-name="gr2" draw:text-style-name="P1" draw:layer="layout" svg:width="11.395cm" svg:height="16.51cm" svg:x="-11.684cm" svg:y="101.473cm">
          <draw:image xlink:href="Pictures/1000000000000143000001D4CDCD0E74650D7F0D.png" xlink:type="simple" xlink:show="embed" xlink:actuate="onLoad">
            <text:p/>
          </draw:image>
        </draw:frame>
        <draw:frame draw:style-name="gr2" draw:text-style-name="P1" draw:layer="layout" svg:width="10.195cm" svg:height="9.525cm" svg:x="52.416cm" svg:y="-12.954cm">
          <draw:image xlink:href="Pictures/10000000000001210000010EC3F29F66DCF0514C.png" xlink:type="simple" xlink:show="embed" xlink:actuate="onLoad">
            <text:p/>
          </draw:image>
        </draw:frame>
        <draw:frame draw:style-name="gr2" draw:text-style-name="P1" draw:layer="layout" svg:width="10.795cm" svg:height="9.525cm" svg:x="-12.192cm" svg:y="75.438cm">
          <draw:image xlink:href="Pictures/10000000000001320000010ED6D97C833D8BA8B1.png" xlink:type="simple" xlink:show="embed" xlink:actuate="onLoad">
            <text:p/>
          </draw:image>
        </draw:frame>
        <draw:frame draw:style-name="gr2" draw:text-style-name="P1" draw:layer="layout" svg:width="6.914cm" svg:height="4.826cm" svg:x="-50.927cm" svg:y="149.987cm">
          <draw:image xlink:href="Pictures/10000000000000C40000008AE31A5A93F1809A57.png" xlink:type="simple" xlink:show="embed" xlink:actuate="onLoad">
            <text:p/>
          </draw:image>
        </draw:frame>
        <draw:frame draw:style-name="gr2" draw:text-style-name="P1" draw:layer="layout" svg:width="9.137cm" svg:height="4.544cm" svg:x="75.057cm" svg:y="-8.001cm">
          <draw:image xlink:href="Pictures/1000000000000103000000764F98DDD8CDD941C2.png" xlink:type="simple" xlink:show="embed" xlink:actuate="onLoad">
            <text:p/>
          </draw:image>
        </draw:frame>
        <draw:frame draw:style-name="gr2" draw:text-style-name="P1" xml:id="id18" draw:id="id18" draw:layer="layout" svg:width="12.1cm" svg:height="7.232cm" svg:x="152.019cm" svg:y="248.673cm">
          <draw:image xlink:href="Pictures/1000000000000157000000CD510C58D8E7D4F01C.png" xlink:type="simple" xlink:show="embed" xlink:actuate="onLoad">
            <text:p/>
          </draw:image>
        </draw:frame>
        <draw:frame draw:style-name="gr2" draw:text-style-name="P1" draw:layer="layout" svg:width="7.126cm" svg:height="6.456cm" svg:x="42.954cm" svg:y="-22.754cm">
          <draw:image xlink:href="Pictures/10000000000000CA000000B7137BF232358FE4E7.png" xlink:type="simple" xlink:show="embed" xlink:actuate="onLoad">
            <text:p/>
          </draw:image>
        </draw:frame>
        <draw:frame draw:style-name="gr2" draw:text-style-name="P1" xml:id="id13" draw:id="id13" draw:layer="layout" svg:width="7.902cm" svg:height="7.232cm" svg:x="241.907cm" svg:y="222.885cm">
          <draw:image xlink:href="Pictures/10000000000000E0000000CD2D630FD0880980E5.png" xlink:type="simple" xlink:show="embed" xlink:actuate="onLoad">
            <text:p/>
          </draw:image>
        </draw:frame>
        <draw:frame draw:style-name="gr2" draw:text-style-name="P1" draw:layer="layout" svg:width="11.218cm" svg:height="3.316cm" svg:x="167.64cm" svg:y="2.145cm">
          <draw:image xlink:href="Pictures/100000000000013E0000005EED65FA17CE5D9773.png" xlink:type="simple" xlink:show="embed" xlink:actuate="onLoad">
            <text:p/>
          </draw:image>
        </draw:frame>
        <draw:frame draw:style-name="gr2" draw:text-style-name="P1" xml:id="id8" draw:id="id8" draw:layer="layout" svg:width="11.007cm" svg:height="11.924cm" svg:x="224.917cm" svg:y="219.47cm">
          <draw:image xlink:href="Pictures/100000000000013800000152A9F8AC6A3CD03989.png" xlink:type="simple" xlink:show="embed" xlink:actuate="onLoad">
            <text:p/>
          </draw:image>
        </draw:frame>
        <draw:frame draw:style-name="gr2" draw:text-style-name="P1" draw:layer="layout" svg:width="12.735cm" svg:height="8.819cm" svg:x="269.205cm" svg:y="176.403cm">
          <draw:image xlink:href="Pictures/1000000000000169000000FA9A1819506F4B984D.png" xlink:type="simple" xlink:show="embed" xlink:actuate="onLoad">
            <text:p/>
          </draw:image>
        </draw:frame>
        <draw:frame draw:style-name="gr2" draw:text-style-name="P1" draw:layer="layout" svg:width="18.768cm" svg:height="7.197cm" svg:x="259.616cm" svg:y="0.677cm">
          <draw:image xlink:href="Pictures/1000000000000214000000CCC392EF320D974648.png" xlink:type="simple" xlink:show="embed" xlink:actuate="onLoad">
            <text:p/>
          </draw:image>
        </draw:frame>
        <draw:frame draw:style-name="gr2" draw:text-style-name="P1" draw:layer="layout" svg:width="20.567cm" svg:height="3.316cm" svg:x="84.328cm" svg:y="-19.431cm">
          <draw:image xlink:href="Pictures/10000000000002470000005EFEEC5CA05C4D2F1D.png" xlink:type="simple" xlink:show="embed" xlink:actuate="onLoad">
            <text:p/>
          </draw:image>
        </draw:frame>
        <draw:frame draw:style-name="gr2" draw:text-style-name="P1" draw:layer="layout" svg:width="16.157cm" svg:height="18.838cm" svg:x="-59.309cm" svg:y="46.694cm">
          <draw:image xlink:href="Pictures/10000000000001CA00000216B292FBA713290556.png" xlink:type="simple" xlink:show="embed" xlink:actuate="onLoad">
            <text:p/>
          </draw:image>
        </draw:frame>
        <draw:frame draw:style-name="gr2" draw:text-style-name="P1" draw:layer="layout" svg:width="15.452cm" svg:height="8.784cm" svg:x="282.956cm" svg:y="169.651cm">
          <draw:image xlink:href="Pictures/10000000000001B6000000F98199A7075E9A5353.png" xlink:type="simple" xlink:show="embed" xlink:actuate="onLoad">
            <text:p/>
          </draw:image>
        </draw:frame>
        <draw:frame draw:style-name="gr2" draw:text-style-name="P1" draw:layer="layout" svg:width="8.573cm" svg:height="8.784cm" svg:x="279.336cm" svg:y="128.778cm">
          <draw:image xlink:href="Pictures/10000000000000F3000000F9D51057192E17C224.png" xlink:type="simple" xlink:show="embed" xlink:actuate="onLoad">
            <text:p/>
          </draw:image>
        </draw:frame>
        <draw:frame draw:style-name="gr2" draw:text-style-name="P1" draw:layer="layout" svg:width="11.218cm" svg:height="2.505cm" svg:x="284.057cm" svg:y="181.137cm">
          <draw:image xlink:href="Pictures/100000000000013E000000474EBA770A08C48E72.png" xlink:type="simple" xlink:show="embed" xlink:actuate="onLoad">
            <text:p/>
          </draw:image>
        </draw:frame>
        <draw:frame draw:style-name="gr2" draw:text-style-name="P1" draw:layer="layout" svg:width="8.573cm" svg:height="6.421cm" svg:x="289.56cm" svg:y="130.556cm">
          <draw:image xlink:href="Pictures/10000000000000F3000000B6830A55230C866443.png" xlink:type="simple" xlink:show="embed" xlink:actuate="onLoad">
            <text:p/>
          </draw:image>
        </draw:frame>
        <draw:frame draw:style-name="gr2" draw:text-style-name="P1" draw:layer="layout" svg:width="16.193cm" svg:height="2.505cm" svg:x="270.129cm" svg:y="10.957cm">
          <draw:image xlink:href="Pictures/10000000000001CB00000047B11924223250994B.png" xlink:type="simple" xlink:show="embed" xlink:actuate="onLoad">
            <text:p/>
          </draw:image>
        </draw:frame>
        <draw:frame draw:style-name="gr2" draw:text-style-name="P1" draw:layer="layout" svg:width="12.665cm" svg:height="1.556cm" svg:x="284.607cm" svg:y="17.907cm">
          <draw:image xlink:href="Pictures/10000000000001670000003177B0D22298C6A439.png" xlink:type="simple" xlink:show="embed" xlink:actuate="onLoad">
            <text:p/>
          </draw:image>
        </draw:frame>
        <draw:frame draw:style-name="gr2" draw:text-style-name="P1" draw:layer="layout" svg:width="25.929cm" svg:height="2.54cm" svg:x="-27.072cm" svg:y="72.136cm">
          <draw:image xlink:href="Pictures/10000000000002DF000000481C195BB23EB9140E.png" xlink:type="simple" xlink:show="embed" xlink:actuate="onLoad">
            <text:p/>
          </draw:image>
        </draw:frame>
        <draw:frame draw:style-name="gr2" draw:text-style-name="P1" draw:layer="layout" svg:width="4.939cm" svg:height="2.286cm" svg:x="260.731cm" svg:y="15.875cm">
          <draw:image xlink:href="Pictures/100000000000008C0000005DE15185102FAAC096.png" xlink:type="simple" xlink:show="embed" xlink:actuate="onLoad">
            <text:p/>
          </draw:image>
        </draw:frame>
        <draw:frame draw:style-name="gr2" draw:text-style-name="P1" draw:layer="layout" svg:width="12.665cm" svg:height="1.729cm" svg:x="269.113cm" svg:y="15.416cm">
          <draw:image xlink:href="Pictures/1000000000000167000000313D8695E476F56232.png" xlink:type="simple" xlink:show="embed" xlink:actuate="onLoad">
            <text:p/>
          </draw:image>
        </draw:frame>
        <draw:frame draw:style-name="gr2" draw:text-style-name="P1" draw:layer="layout" svg:width="12.665cm" svg:height="1.729cm" svg:x="253.873cm" svg:y="11.098cm">
          <draw:image xlink:href="Pictures/100000000000016700000031E69A42FB142814E4.png" xlink:type="simple" xlink:show="embed" xlink:actuate="onLoad">
            <text:p/>
          </draw:image>
        </draw:frame>
        <draw:frame draw:style-name="gr2" draw:text-style-name="P1" draw:layer="layout" svg:width="12.665cm" svg:height="1.39cm" svg:x="237.871cm" svg:y="11.684cm">
          <draw:image xlink:href="Pictures/1000000000000167000000319C00E53EF46D9280.png" xlink:type="simple" xlink:show="embed" xlink:actuate="onLoad">
            <text:p/>
          </draw:image>
        </draw:frame>
        <draw:frame draw:style-name="gr2" draw:text-style-name="P1" draw:layer="layout" svg:width="4.445cm" svg:height="2.505cm" svg:x="63.627cm" svg:y="-9.236cm">
          <draw:image xlink:href="Pictures/10000000000000820000004734F338CE0A80450C.png" xlink:type="simple" xlink:show="embed" xlink:actuate="onLoad">
            <text:p/>
          </draw:image>
        </draw:frame>
        <draw:frame draw:style-name="gr2" draw:text-style-name="P1" draw:layer="layout" svg:width="8.643cm" svg:height="1.729cm" svg:x="268.09cm" svg:y="135.685cm">
          <draw:image xlink:href="Pictures/10000000000000F500000031228EF7C08BEE91C1.png" xlink:type="simple" xlink:show="embed" xlink:actuate="onLoad">
            <text:p/>
          </draw:image>
        </draw:frame>
        <draw:frame draw:style-name="gr2" draw:text-style-name="P1" xml:id="id14" draw:id="id14" draw:layer="layout" svg:width="5.327cm" svg:height="3.838cm" svg:x="242.189cm" svg:y="268.069cm">
          <draw:image xlink:href="Pictures/10000000000000970000007444D20E70E0CD8AD8.png" xlink:type="simple" xlink:show="embed" xlink:actuate="onLoad">
            <text:p/>
          </draw:image>
        </draw:frame>
        <draw:frame draw:style-name="gr2" draw:text-style-name="P1" draw:layer="layout" svg:width="5.891cm" svg:height="1.905cm" svg:x="-50.595cm" svg:y="225.171cm">
          <draw:image xlink:href="Pictures/10000000000000A700000031A65EF098AB91B41D.png" xlink:type="simple" xlink:show="embed" xlink:actuate="onLoad">
            <text:p/>
          </draw:image>
        </draw:frame>
        <draw:frame draw:style-name="gr2" draw:text-style-name="P1" draw:layer="layout" svg:width="3.454cm" svg:height="3.569cm" svg:x="283.185cm" svg:y="69.075cm">
          <draw:image xlink:href="Pictures/100000000000006A0000005DFF7CD3EB8AAF619F.png" xlink:type="simple" xlink:show="embed" xlink:actuate="onLoad">
            <text:p/>
          </draw:image>
        </draw:frame>
        <draw:frame draw:style-name="gr2" draw:text-style-name="P1" xml:id="id17" draw:id="id17" draw:layer="layout" svg:width="8.763cm" svg:height="4.868cm" svg:x="139.192cm" svg:y="248.793cm">
          <draw:image xlink:href="Pictures/10000000000000DD0000008A950D78594533635A.png" xlink:type="simple" xlink:show="embed" xlink:actuate="onLoad">
            <text:p/>
          </draw:image>
        </draw:frame>
        <draw:frame draw:style-name="gr2" draw:text-style-name="P1" draw:layer="layout" svg:width="12.665cm" svg:height="18.874cm" svg:x="-55.753cm" svg:y="66.04cm">
          <draw:image xlink:href="Pictures/1000000000000167000002176FF91508E215AB04.png" xlink:type="simple" xlink:show="embed" xlink:actuate="onLoad">
            <text:p/>
          </draw:image>
        </draw:frame>
        <draw:frame draw:style-name="gr2" draw:text-style-name="P1" draw:layer="layout" svg:width="11.395cm" svg:height="11.889cm" svg:x="-55.118cm" svg:y="85.52cm">
          <draw:image xlink:href="Pictures/10000000000001430000015177242A897C76B36E.png" xlink:type="simple" xlink:show="embed" xlink:actuate="onLoad">
            <text:p/>
          </draw:image>
        </draw:frame>
        <draw:frame draw:style-name="gr2" draw:text-style-name="P1" draw:layer="layout" svg:width="10.724cm" svg:height="6.491cm" svg:x="283.972cm" svg:y="121.539cm">
          <draw:image xlink:href="Pictures/1000000000000130000000B87D486C2910FE157E.png" xlink:type="simple" xlink:show="embed" xlink:actuate="onLoad">
            <text:p/>
          </draw:image>
        </draw:frame>
        <draw:frame draw:style-name="gr2" draw:text-style-name="P1" draw:layer="layout" svg:width="10.689cm" svg:height="4.868cm" svg:x="69.575cm" svg:y="-23.114cm">
          <draw:image xlink:href="Pictures/100000000000012F0000008A2696F511934BA225.png" xlink:type="simple" xlink:show="embed" xlink:actuate="onLoad">
            <text:p/>
          </draw:image>
        </draw:frame>
        <draw:frame draw:style-name="gr2" draw:text-style-name="P1" draw:layer="layout" svg:width="3.048cm" svg:height="0.799cm" svg:x="-4.064cm" svg:y="118.11cm">
          <draw:image xlink:href="Pictures/10000000000000840000001B951EAF7861F407C3.png" xlink:type="simple" xlink:show="embed" xlink:actuate="onLoad">
            <text:p/>
          </draw:image>
        </draw:frame>
        <draw:frame draw:style-name="gr2" draw:text-style-name="P1" draw:layer="layout" svg:width="9.313cm" svg:height="3.062cm" svg:x="94.234cm" svg:y="-14.873cm">
          <draw:image xlink:href="Pictures/10000000000001080000005E6C348F27909482F5.png" xlink:type="simple" xlink:show="embed" xlink:actuate="onLoad">
            <text:p/>
          </draw:image>
        </draw:frame>
        <draw:frame draw:style-name="gr2" draw:text-style-name="P1" draw:layer="layout" svg:width="10.478cm" svg:height="4.163cm" svg:x="-11.494cm" svg:y="64.29cm">
          <draw:image xlink:href="Pictures/100000000000012900000076052F3F53B470C65C.png" xlink:type="simple" xlink:show="embed" xlink:actuate="onLoad">
            <text:p/>
          </draw:image>
        </draw:frame>
        <draw:frame draw:style-name="gr2" draw:text-style-name="P1" draw:layer="layout" svg:width="12.1cm" svg:height="4.572cm" svg:x="287.909cm" svg:y="10.668cm">
          <draw:image xlink:href="Pictures/1000000000000157000000894017FF8B233A5620.png" xlink:type="simple" xlink:show="embed" xlink:actuate="onLoad">
            <text:p/>
          </draw:image>
        </draw:frame>
        <draw:frame draw:style-name="gr2" draw:text-style-name="P1" xml:id="id3" draw:id="id3" draw:layer="layout" svg:width="6.703cm" svg:height="1.524cm" svg:x="249.329cm" svg:y="210.058cm">
          <draw:image xlink:href="Pictures/10000000000000BE00000031EB28114CDD31BB8E.png" xlink:type="simple" xlink:show="embed" xlink:actuate="onLoad">
            <text:p/>
          </draw:image>
        </draw:frame>
        <draw:frame draw:style-name="gr2" draw:text-style-name="P1" draw:layer="layout" svg:width="8.643cm" svg:height="3.316cm" svg:x="43.3cm" svg:y="-12.954cm">
          <draw:image xlink:href="Pictures/10000000000000F50000005E450E0257CE84321B.png" xlink:type="simple" xlink:show="embed" xlink:actuate="onLoad">
            <text:p/>
          </draw:image>
        </draw:frame>
        <draw:frame draw:style-name="gr2" draw:text-style-name="P1" xml:id="id11" draw:id="id11" draw:layer="layout" svg:width="5.68cm" svg:height="3.316cm" svg:x="260.258cm" svg:y="259.715cm">
          <draw:image xlink:href="Pictures/10000000000000A10000005E4ED13C3FF1556629.png" xlink:type="simple" xlink:show="embed" xlink:actuate="onLoad">
            <text:p/>
          </draw:image>
        </draw:frame>
        <draw:frame draw:style-name="gr2" draw:text-style-name="P1" draw:layer="layout" svg:width="8.643cm" svg:height="3.083cm" svg:x="87.503cm" svg:y="-8.417cm">
          <draw:image xlink:href="Pictures/10000000000000F50000005ED400B84BD099CB37.png" xlink:type="simple" xlink:show="embed" xlink:actuate="onLoad">
            <text:p/>
          </draw:image>
        </draw:frame>
        <draw:frame draw:style-name="gr2" draw:text-style-name="P1" xml:id="id10" draw:id="id10" draw:layer="layout" svg:width="11.43cm" svg:height="6.456cm" svg:x="257.175cm" svg:y="265.684cm">
          <draw:image xlink:href="Pictures/1000000000000144000000B7FC7D17889708F616.png" xlink:type="simple" xlink:show="embed" xlink:actuate="onLoad">
            <text:p/>
          </draw:image>
        </draw:frame>
        <draw:frame draw:style-name="gr2" draw:text-style-name="P1" draw:layer="layout" svg:width="15.804cm" svg:height="2.505cm" svg:x="265.43cm" svg:y="124.622cm">
          <draw:image xlink:href="Pictures/10000000000001C00000004750A2FEE5F739C90A.png" xlink:type="simple" xlink:show="embed" xlink:actuate="onLoad">
            <text:p/>
          </draw:image>
        </draw:frame>
        <draw:frame draw:style-name="gr2" draw:text-style-name="P1" draw:layer="layout" svg:width="7.655cm" svg:height="3.316cm" svg:x="82.896cm" svg:y="-14.873cm">
          <draw:image xlink:href="Pictures/10000000000000D90000005E9A87D8D56D299986.png" xlink:type="simple" xlink:show="embed" xlink:actuate="onLoad">
            <text:p/>
          </draw:image>
        </draw:frame>
        <draw:frame draw:style-name="gr2" draw:text-style-name="P1" draw:layer="layout" svg:width="4.092cm" svg:height="4.057cm" svg:x="69.441cm" svg:y="-10.153cm">
          <draw:image xlink:href="Pictures/1000000000000074000000739F44B96A6E920810.png" xlink:type="simple" xlink:show="embed" xlink:actuate="onLoad">
            <text:p/>
          </draw:image>
        </draw:frame>
        <draw:frame draw:style-name="gr2" draw:text-style-name="P1" draw:layer="layout" svg:width="9.278cm" svg:height="1.729cm" svg:x="246.253cm" svg:y="6.223cm">
          <draw:image xlink:href="Pictures/1000000000000107000000311B763BE89BE92259.png" xlink:type="simple" xlink:show="embed" xlink:actuate="onLoad">
            <text:p/>
          </draw:image>
        </draw:frame>
        <draw:frame draw:style-name="gr2" draw:text-style-name="P1" draw:layer="layout" svg:width="8.361cm" svg:height="1.729cm" svg:x="247.269cm" svg:y="3.81cm">
          <draw:image xlink:href="Pictures/10000000000000ED00000031B27A5CBF2AE342F1.png" xlink:type="simple" xlink:show="embed" xlink:actuate="onLoad">
            <text:p/>
          </draw:image>
        </draw:frame>
        <draw:frame draw:style-name="gr2" draw:text-style-name="P1" draw:layer="layout" svg:width="3.556cm" svg:height="4.057cm" svg:x="282.956cm" svg:y="62.11cm">
          <draw:image xlink:href="Pictures/1000000000000066000000731C955CD15676FB3B.png" xlink:type="simple" xlink:show="embed" xlink:actuate="onLoad">
            <text:p/>
          </draw:image>
        </draw:frame>
        <draw:frame draw:style-name="gr2" draw:text-style-name="P1" draw:layer="layout" svg:width="9.066cm" svg:height="3.175cm" svg:x="99.949cm" svg:y="278.892cm">
          <draw:image xlink:href="Pictures/10000000000001010000005D22B22C9315559744.png" xlink:type="simple" xlink:show="embed" xlink:actuate="onLoad">
            <text:p/>
          </draw:image>
        </draw:frame>
        <draw:frame draw:style-name="gr2" draw:text-style-name="P1" draw:layer="layout" svg:width="13.582cm" svg:height="2.505cm" svg:x="-14.732cm" svg:y="69.123cm">
          <draw:image xlink:href="Pictures/10000000000001810000004779BA7AAE697275B5.png" xlink:type="simple" xlink:show="embed" xlink:actuate="onLoad">
            <text:p/>
          </draw:image>
        </draw:frame>
        <draw:frame draw:style-name="gr2" draw:text-style-name="P1" draw:layer="layout" svg:width="10.372cm" svg:height="1.729cm" svg:x="152.442cm" svg:y="3.478cm">
          <draw:image xlink:href="Pictures/10000000000001260000003115C1DB00A3FEE7FD.png" xlink:type="simple" xlink:show="embed" xlink:actuate="onLoad">
            <text:p/>
          </draw:image>
        </draw:frame>
        <draw:frame draw:style-name="gr2" draw:text-style-name="P1" draw:layer="layout" svg:width="4.833cm" svg:height="2.685cm" svg:x="63.366cm" svg:y="-12.7cm">
          <draw:image xlink:href="Pictures/10000000000000890000005D61DB6BD4ABB91E9D.png" xlink:type="simple" xlink:show="embed" xlink:actuate="onLoad">
            <text:p/>
          </draw:image>
        </draw:frame>
        <draw:frame draw:style-name="gr2" draw:text-style-name="P1" draw:layer="layout" svg:width="8.255cm" svg:height="1.729cm" svg:x="264.668cm" svg:y="129.794cm">
          <draw:image xlink:href="Pictures/10000000000000EA000000314B86855049BC3551.png" xlink:type="simple" xlink:show="embed" xlink:actuate="onLoad">
            <text:p/>
          </draw:image>
        </draw:frame>
        <draw:frame draw:style-name="gr2" draw:text-style-name="P1" draw:layer="layout" svg:width="22.966cm" svg:height="2.54cm" svg:x="-24.744cm" svg:y="23.876cm">
          <draw:image xlink:href="Pictures/100000000000028B000000486B936D098D108427.png" xlink:type="simple" xlink:show="embed" xlink:actuate="onLoad">
            <text:p/>
          </draw:image>
        </draw:frame>
        <draw:connector draw:style-name="gr3" draw:text-style-name="P2" draw:layer="layout" svg:x1="140.338cm" svg:y1="296.926cm" svg:x2="178.558cm" svg:y2="259.334cm" draw:start-shape="id1" draw:start-glue-point="2" draw:end-shape="id2" draw:end-glue-point="0" svg:d="M140338 296926v500h19111v-38592h19109v500" svg:viewBox="0 0 38221 38593">
          <text:p/>
        </draw:connector>
        <draw:connector draw:style-name="gr4" draw:text-style-name="P2" draw:layer="layout" svg:x1="252.68cm" svg:y1="211.582cm" svg:x2="221.823cm" svg:y2="254.127cm" draw:start-shape="id3" draw:start-glue-point="2" draw:end-shape="id4" svg:d="M252680 211582v21273h-30857v21272" svg:viewBox="0 0 30858 42546">
          <text:p/>
        </draw:connector>
        <draw:connector draw:style-name="gr3" draw:text-style-name="P2" draw:layer="layout" svg:x1="252.68cm" svg:y1="211.582cm" svg:x2="192.609cm" svg:y2="226.977cm" draw:start-shape="id3" draw:start-glue-point="2" draw:end-shape="id5" draw:end-glue-point="0" svg:d="M252680 211582v7698h-60071v7697" svg:viewBox="0 0 60072 15396">
          <text:p/>
        </draw:connector>
        <draw:connector draw:style-name="gr3" draw:text-style-name="P2" draw:layer="layout" svg:x1="252.68cm" svg:y1="211.582cm" svg:x2="264.223cm" svg:y2="249.555cm" draw:start-shape="id3" draw:start-glue-point="2" draw:end-shape="id6" svg:d="M252680 211582v18987h11543v18986" svg:viewBox="0 0 11544 37974">
          <text:p/>
        </draw:connector>
        <draw:connector draw:style-name="gr3" draw:text-style-name="P2" draw:layer="layout" svg:x1="212.52cm" svg:y1="225.933cm" svg:x2="252.68cm" svg:y2="211.582cm" draw:start-shape="id7" draw:start-glue-point="0" draw:end-shape="id3" draw:end-glue-point="2" svg:d="M212520 225933v-7175h40160v-7176" svg:viewBox="0 0 40161 14352">
          <text:p/>
        </draw:connector>
        <draw:connector draw:style-name="gr3" draw:text-style-name="P2" draw:layer="layout" svg:x1="230.42cm" svg:y1="219.47cm" svg:x2="252.68cm" svg:y2="211.582cm" draw:start-shape="id8" draw:start-glue-point="0" draw:end-shape="id3" svg:d="M230420 219470v-3944h22260v-3944" svg:viewBox="0 0 22261 7889">
          <text:p/>
        </draw:connector>
        <draw:connector draw:style-name="gr5" draw:text-style-name="P2" draw:layer="layout" svg:x1="256.54cm" svg:y1="253.576cm" svg:x2="255.002cm" svg:y2="258.212cm" draw:start-shape="id6" draw:start-glue-point="3" draw:end-shape="id9" svg:d="M256540 253576h-769v4636h-769" svg:viewBox="0 0 1539 4637">
          <text:p/>
        </draw:connector>
        <draw:connector draw:style-name="gr6" draw:text-style-name="P2" draw:layer="layout" svg:x1="255.002cm" svg:y1="258.212cm" svg:x2="257.175cm" svg:y2="268.912cm" draw:start-shape="id9" draw:start-glue-point="1" draw:end-shape="id10" draw:end-glue-point="3" svg:d="M255002 258212h1087v10700h1086" svg:viewBox="0 0 2174 10701">
          <text:p/>
        </draw:connector>
        <draw:connector draw:style-name="gr7" draw:text-style-name="P2" draw:layer="layout" svg:x1="264.223cm" svg:y1="257.598cm" svg:x2="263.098cm" svg:y2="259.715cm" draw:start-shape="id6" draw:start-glue-point="2" draw:end-shape="id11" draw:end-glue-point="0" svg:d="M264223 257598v1059h-1125v1058" svg:viewBox="0 0 1126 2118">
          <text:p/>
        </draw:connector>
        <draw:connector draw:style-name="gr7" draw:text-style-name="P2" draw:layer="layout" svg:x1="263.098cm" svg:y1="263.031cm" svg:x2="262.89cm" svg:y2="265.684cm" draw:start-shape="id11" draw:start-glue-point="2" draw:end-shape="id10" draw:end-glue-point="0" svg:d="M263098 263031v1327h-208v1326" svg:viewBox="0 0 209 2654">
          <text:p/>
        </draw:connector>
        <draw:connector draw:style-name="gr6" draw:text-style-name="P2" draw:layer="layout" svg:x1="271.907cm" svg:y1="253.576cm" svg:x2="274.574cm" svg:y2="255.358cm" draw:start-shape="id6" draw:start-glue-point="1" draw:end-shape="id12" draw:end-glue-point="3" svg:d="M271907 253576h1334v1782h1333" svg:viewBox="0 0 2668 1783">
          <text:p/>
        </draw:connector>
        <draw:connector draw:style-name="gr5" draw:text-style-name="P2" draw:layer="layout" svg:x1="241.808cm" svg:y1="258.212cm" svg:x2="229.743cm" svg:y2="262.417cm" draw:start-shape="id9" draw:start-glue-point="3" draw:end-shape="id4" svg:d="M241808 258212h-6032v4205h-6033" svg:viewBox="0 0 12066 4206">
          <text:p/>
        </draw:connector>
        <draw:connector draw:style-name="gr8" draw:text-style-name="P2" draw:layer="layout" svg:x1="219.329cm" svg:y1="232.283cm" svg:x2="221.823cm" svg:y2="254.127cm" draw:start-shape="id7" draw:start-glue-point="1" draw:end-shape="id4" svg:d="M219329 232283h2494v21844" svg:viewBox="0 0 2495 21845">
          <text:p/>
        </draw:connector>
        <draw:connector draw:style-name="gr5" draw:text-style-name="P2" draw:layer="layout" svg:x1="241.907cm" svg:y1="226.501cm" svg:x2="235.924cm" svg:y2="225.432cm" draw:start-shape="id13" draw:start-glue-point="3" draw:end-shape="id8" svg:d="M241907 226501h-2991v-1069h-2992" svg:viewBox="0 0 5984 1070">
          <text:p/>
        </draw:connector>
        <draw:connector draw:style-name="gr5" draw:text-style-name="P2" draw:layer="layout" svg:x1="224.917cm" svg:y1="225.432cm" svg:x2="219.329cm" svg:y2="232.283cm" draw:start-shape="id8" draw:start-glue-point="3" draw:end-shape="id7" svg:d="M224917 225432h-2794v6851h-2794" svg:viewBox="0 0 5589 6852">
          <text:p/>
        </draw:connector>
        <draw:connector draw:style-name="gr7" draw:text-style-name="P2" draw:layer="layout" svg:x1="221.823cm" svg:y1="270.708cm" svg:x2="242.189cm" svg:y2="269.988cm" draw:start-shape="id4" draw:start-glue-point="2" draw:end-shape="id14" draw:end-glue-point="3" svg:d="M221823 270708v500h14143v-1220h6223" svg:viewBox="0 0 20367 1221">
          <text:p/>
        </draw:connector>
        <draw:connector draw:style-name="gr9" draw:text-style-name="P2" draw:layer="layout" svg:x1="210.185cm" svg:y1="264.848cm" svg:x2="213.903cm" svg:y2="262.417cm" draw:start-shape="id15" draw:start-glue-point="1" draw:end-shape="id4" svg:d="M210185 264848h1859v-2431h1859" svg:viewBox="0 0 3719 2432">
          <text:p/>
        </draw:connector>
        <draw:connector draw:style-name="gr7" draw:text-style-name="P2" draw:layer="layout" svg:x1="206.312cm" svg:y1="254.144cm" svg:x2="210.185cm" svg:y2="264.848cm" draw:start-shape="id16" draw:start-glue-point="1" draw:end-shape="id15" svg:d="M206312 254144h4373v10704h-500" svg:viewBox="0 0 4374 10705">
          <text:p/>
        </draw:connector>
        <draw:connector draw:style-name="gr9" draw:text-style-name="P2" draw:layer="layout" svg:x1="205.712cm" svg:y1="232.283cm" svg:x2="201.323cm" svg:y2="232.551cm" draw:start-shape="id7" draw:start-glue-point="3" draw:end-shape="id5" svg:d="M205712 232283h-2194v268h-2195" svg:viewBox="0 0 4390 269">
          <text:p/>
        </draw:connector>
        <draw:connector draw:style-name="gr9" draw:text-style-name="P2" draw:layer="layout" svg:x1="199.485cm" svg:y1="247.812cm" svg:x2="192.609cm" svg:y2="238.125cm" draw:start-shape="id16" draw:end-shape="id5" svg:d="M199485 247812v-4843h-6876v-4844" svg:viewBox="0 0 6877 9688">
          <text:p/>
        </draw:connector>
        <draw:connector draw:style-name="gr7" draw:text-style-name="P2" draw:layer="layout" svg:x1="139.192cm" svg:y1="251.227cm" svg:x2="158.069cm" svg:y2="255.905cm" draw:start-shape="id17" draw:start-glue-point="3" draw:end-shape="id18" draw:end-glue-point="2" svg:d="M139192 251227h-500v5178h19377v-500" svg:viewBox="0 0 19378 5179">
          <text:p/>
        </draw:connector>
        <draw:connector draw:style-name="gr7" draw:text-style-name="P2" draw:layer="layout" svg:x1="164.119cm" svg:y1="252.289cm" svg:x2="178.558cm" svg:y2="259.334cm" draw:start-shape="id18" draw:start-glue-point="1" draw:end-shape="id2" draw:end-glue-point="0" svg:d="M164119 252289h14439v7045" svg:viewBox="0 0 14440 7046">
          <text:p/>
        </draw:connector>
        <draw:connector draw:style-name="gr7" draw:text-style-name="P2" draw:layer="layout" svg:x1="164.119cm" svg:y1="252.289cm" svg:x2="168.218cm" svg:y2="246.07cm" draw:start-shape="id18" draw:start-glue-point="1" draw:end-shape="id19" draw:end-glue-point="2" svg:d="M164119 252289h4099v-6219" svg:viewBox="0 0 4100 6220">
          <text:p/>
        </draw:connector>
        <draw:connector draw:style-name="gr10" draw:text-style-name="P2" draw:layer="layout" svg:x1="183.896cm" svg:y1="232.551cm" svg:x2="190.747cm" svg:y2="278.084cm" draw:start-shape="id5" draw:start-glue-point="3" draw:end-shape="id2" draw:end-glue-point="1" svg:d="M183896 232551h-500v16179h7851v29354h-500" svg:viewBox="0 0 7852 45534">
          <text:p/>
        </draw:connector>
        <draw:connector draw:style-name="gr10" draw:text-style-name="P2" draw:layer="layout" svg:x1="199.485cm" svg:y1="260.477cm" svg:x2="190.747cm" svg:y2="278.084cm" draw:start-shape="id16" draw:start-glue-point="2" draw:end-shape="id2" draw:end-glue-point="1" svg:d="M199485 260477v17607h-8738" svg:viewBox="0 0 8739 17608">
          <text:p/>
        </draw:connector>
        <draw:connector draw:style-name="gr11" draw:text-style-name="P2" draw:layer="layout" svg:x1="190.747cm" svg:y1="278.084cm" svg:x2="221.823cm" svg:y2="270.708cm" draw:start-shape="id2" draw:start-glue-point="1" draw:end-shape="id4" draw:end-glue-point="2" svg:d="M190747 278084h31076v-7376" svg:viewBox="0 0 31077 7377">
          <text:p/>
        </draw:connector>
        <draw:connector draw:style-name="gr12" draw:text-style-name="P2" draw:layer="layout" svg:x1="230.42cm" svg:y1="231.394cm" svg:x2="190.747cm" svg:y2="278.084cm" draw:start-shape="id8" draw:start-glue-point="2" draw:end-shape="id2" draw:end-glue-point="1" svg:d="M230420 231394v46690h-39673" svg:viewBox="0 0 39674 46691">
          <text:p/>
        </draw:connector>
        <draw:connector draw:style-name="gr10" draw:text-style-name="P2" draw:layer="layout" svg:x1="212.52cm" svg:y1="238.633cm" svg:x2="190.747cm" svg:y2="278.084cm" draw:start-shape="id7" draw:start-glue-point="2" draw:end-shape="id2" draw:end-glue-point="1" svg:d="M212520 238633v39451h-21773" svg:viewBox="0 0 21774 394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99.999cm" fo:page-height="299.999cm" style:print-orientation="landscape"/>
    </style:page-layout>
    <style:style style:name="Mdp1" style:family="drawing-page">
      <style:drawing-page-properties draw:background-size="border" draw:fill="solid" draw:fill-color="#c6c6c6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9:19:55.763000000</meta:creation-date>
    <meta:generator>LibreOffice/5.4.1.2$Windows_X86_64 LibreOffice_project/ea7cb86e6eeb2bf3a5af73a8f7777ac570321527</meta:generator>
    <dc:date>2018-07-04T19:03:52.298000000</dc:date>
    <meta:editing-duration>PT24M36S</meta:editing-duration>
    <meta:editing-cycles>3</meta:editing-cycles>
    <meta:document-statistic meta:object-count="125"/>
  </office:meta>
</office:document-meta>
</file>